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3cm"/>
    </style:style>
    <style:style style:name="gr2" style:family="graphic" style:parent-style-name="standard">
      <style:graphic-properties draw:textarea-horizontal-align="justify" draw:textarea-vertical-align="middle" draw:auto-grow-height="false" fo:min-height="1.024cm" fo:min-width="2.824cm"/>
    </style:style>
    <style:style style:name="gr3" style:family="graphic" style:parent-style-name="standard">
      <style:graphic-properties draw:textarea-horizontal-align="justify" draw:textarea-vertical-align="middle" draw:auto-grow-height="false" fo:min-height="1.094cm" fo:min-width="5.37cm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3.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45cm" fo:min-width="4.9cm"/>
    </style:style>
    <style:style style:name="gr7" style:family="graphic" style:parent-style-name="standard">
      <style:graphic-properties draw:textarea-horizontal-align="justify" draw:textarea-vertical-align="middle" draw:auto-grow-height="false" fo:min-height="1.35cm" fo:min-width="5.2cm"/>
    </style:style>
    <style:style style:name="gr8" style:family="graphic" style:parent-style-name="standard">
      <style:graphic-properties draw:textarea-horizontal-align="justify" draw:textarea-vertical-align="middle" draw:auto-grow-height="false" fo:min-height="1.35cm" fo:min-width="5.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2" draw:id="id2" draw:layer="layout" svg:width="3.5cm" svg:height="1.3cm" svg:x="8.2cm" svg:y="18.1cm">
          <text:p text:style-name="P1">main.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cm" svg:height="1.8cm" svg:x="13.8cm" svg:y="1.4cm">
          <text:p text:style-name="P1">math.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8.3cm" svg:height="1.9cm" svg:x="4.9cm" svg:y="1.4cm">
          <text:p text:style-name="P1">Bibliotecas do allegr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3cm" svg:height="1.6cm" svg:x="13.9cm" svg:y="4.9cm">
          <text:p text:style-name="P1">matematica.h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6.106cm" svg:y1="3.4cm" svg:x2="16.106cm" svg:y2="4.8cm">
          <text:p/>
        </draw:line>
        <draw:custom-shape draw:style-name="gr6" draw:text-style-name="P1" xml:id="id1" draw:id="id1" draw:layer="layout" svg:width="5.4cm" svg:height="1.7cm" svg:x="0.3cm" svg:y="5cm">
          <text:p text:style-name="P1">entidades.h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7cm" svg:height="1.6cm" svg:x="5.3cm" svg:y="11.5cm">
          <text:p text:style-name="P1">fisica.h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cm" svg:height="1.6cm" svg:x="12.4cm" svg:y="11.7cm">
          <text:p text:style-name="P1">desenho.h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5.8cm" svg:y1="6.1cm" svg:x2="13.9cm" svg:y2="6cm">
          <text:p/>
        </draw:line>
        <draw:line draw:style-name="gr5" draw:text-style-name="P2" draw:layer="layout" svg:x1="9cm" svg:y1="3.4cm" svg:x2="8.2cm" svg:y2="11.4cm">
          <text:p/>
        </draw:line>
        <draw:line draw:style-name="gr5" draw:text-style-name="P2" draw:layer="layout" svg:x1="9.1cm" svg:y1="3.3cm" svg:x2="15.1cm" svg:y2="11.6cm">
          <text:p/>
        </draw:line>
        <draw:line draw:style-name="gr5" draw:text-style-name="P2" draw:layer="layout" svg:x1="3.6cm" svg:y1="6.8cm" svg:x2="14.8cm" svg:y2="11.5cm">
          <text:p/>
        </draw:line>
        <draw:line draw:style-name="gr5" draw:text-style-name="P2" draw:layer="layout" svg:x1="3.2cm" svg:y1="6.9cm" svg:x2="8cm" svg:y2="11.4cm">
          <text:p/>
        </draw:line>
        <draw:connector draw:style-name="gr5" draw:text-style-name="P2" draw:layer="layout" svg:x1="3cm" svg:y1="6.7cm" svg:x2="8.2cm" svg:y2="18.75cm" draw:start-shape="id1" draw:start-glue-point="2" draw:end-shape="id2" draw:end-glue-point="3" svg:d="M3000 6700v12050h5200" svg:viewBox="0 0 5201 12051">
          <text:p/>
        </draw:connector>
        <draw:line draw:style-name="gr5" draw:text-style-name="P2" draw:layer="layout" svg:x1="16cm" svg:y1="6.7cm" svg:x2="9.3cm" svg:y2="11.4cm">
          <text:p/>
        </draw:line>
        <draw:line draw:style-name="gr5" draw:text-style-name="P2" draw:layer="layout" svg:x1="16.3cm" svg:y1="6.5cm" svg:x2="16.3cm" svg:y2="11.9cm">
          <text:p/>
        </draw:line>
        <draw:line draw:style-name="gr5" draw:text-style-name="P2" draw:layer="layout" svg:x1="11cm" svg:y1="12.7cm" svg:x2="12.3cm" svg:y2="12.7cm">
          <text:p/>
        </draw:line>
        <draw:line draw:style-name="gr5" draw:text-style-name="P2" draw:layer="layout" svg:x1="8.1cm" svg:y1="13.4cm" svg:x2="9.8cm" svg:y2="17.9cm">
          <text:p/>
        </draw:line>
        <draw:line draw:style-name="gr5" draw:text-style-name="P2" draw:layer="layout" svg:x1="15.7cm" svg:y1="13.5cm" svg:x2="10.4cm" svg:y2="17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9T16:25:40.215000000</meta:creation-date>
    <dc:date>2018-11-19T16:39:00.834000000</dc:date>
    <meta:editing-duration>PT3M6S</meta:editing-duration>
    <meta:editing-cycles>1</meta:editing-cycles>
    <meta:document-statistic meta:object-count="19"/>
    <meta:generator>LibreOffice/5.3.4.2$Windows_x86 LibreOffice_project/f82d347ccc0be322489bf7da61d7e4ad13fe2ff3</meta:generator>
  </office:meta>
</office:document-meta>
</file>